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8-04" calcext:value-type="date">
            <text:p>04/08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1-06" calcext:value-type="date">
            <text:p>06/11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2-08" calcext:value-type="date">
            <text:p>08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7]-[.F7]" office:value-type="float" office:value="260" calcext:value-type="float">
            <text:p>2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7])" office:value-type="float" office:value="260" calcext:value-type="float">
            <text:p>26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4:30.433021217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4:30.4352152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1-05T15:35:00.000842198</dc:date>
    <meta:print-date>2019-12-18T08:56:40.082000000</meta:print-date>
    <dc:language>pt-PT</dc:language>
    <meta:editing-cycles>673</meta:editing-cycles>
    <meta:editing-duration>PT21H52M19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